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top="0in" fo:margin-bottom="0in"/>
    </style:style>
  </office:automatic-styles>
  <office:body>
    <office:text>
      <text:h text:style-name="Heading_20_1" text:outline-level="1"><text:bookmark-start text:name="datatypes-in-c"/>Datatypes in C<text:bookmark-end text:name="datatypes-in-c"/></text:h>
      <text:h text:style-name="Heading_20_2" text:outline-level="2"><text:bookmark-start text:name="value-types"/>Value Types<text:bookmark-end text:name="value-types"/></text:h>
      <text:h text:style-name="Heading_20_3" text:outline-level="3"><text:bookmark-start text:name="numeric"/>Numeric<text:bookmark-end text:name="numeric"/></text:h>
      <text:h text:style-name="Heading_20_4" text:outline-level="4"><text:bookmark-start text:name="signed-integer"/>Signed Integer<text:bookmark-end text:name="signed-integer"/></text:h>
      <text:p text:style-name="First_20_paragraph">Type | Range | Size |<text:line-break/>:: | :–: | :: |<text:line-break/><text:span text:style-name="Source_Text">sbyte</text:span> | -128 to 127 | Signed 8-bit integer |<text:line-break/><text:span text:style-name="Source_Text">short</text:span> | -32,768 to 32,767 | Signed 16-bit integer |<text:line-break/><text:span text:style-name="Source_Text">int</text:span> | -2,147,483,648 to 2,147,483,647 | Signed 32-bit integer |<text:line-break/><text:span text:style-name="Source_Text">long</text:span> | -9,223,372,036,854,775,808 to 9,223,372,036,854,775,807 | Signed 64-bit integer |</text:p>
      <text:h text:style-name="Heading_20_4" text:outline-level="4"><text:bookmark-start text:name="unsigned-integer"/>Unsigned Integer<text:bookmark-end text:name="unsigned-integer"/></text:h>
      <text:p text:style-name="First_20_paragraph">|Type | Range | Size | | :: | :: | :: | | <text:span text:style-name="Source_Text">byte</text:span> | 0 to 255 | Unsigned 8-bit integer | | <text:span text:style-name="Source_Text">ushort</text:span> | 0 to 65,535 | Unsigned 16-bit integer | | <text:span text:style-name="Source_Text">uint</text:span> | 0 to 4,294,967,295 | Unsigned 32-bit integer | | <text:span text:style-name="Source_Text">ulong</text:span> | 0 to 18,446,744,073,709,551,615 | Unsigned 64-bit integer |</text:p>
      <text:h text:style-name="Heading_20_4" text:outline-level="4"><text:bookmark-start text:name="floating-point-numbers"/>Floating-point Numbers<text:bookmark-end text:name="floating-point-numbers"/></text:h>
      <text:p text:style-name="First_20_paragraph">Type | Approximate Range | Precision |<text:line-break/>:: | :–: | :: |<text:line-break/><text:span text:style-name="Source_Text">float</text:span> | ±1.5e−45 to ±3.4e38 | 7 digits|<text:line-break/><text:span text:style-name="Source_Text">double</text:span> | ±5.0e−324 to ±1.7e308 | 15–16 digits|<text:line-break/><text:span text:style-name="Source_Text">decimal</text:span> | (-7.9 x 1028 to 7.9 x 1028)/(100 to 1028) | 28–29 significant digits |</text:p>
      <text:h text:style-name="Heading_20_3" text:outline-level="3"><text:bookmark-start text:name="logical"/>Logical<text:bookmark-end text:name="logical"/></text:h>
      <text:p text:style-name="First_20_paragraph">Type | Possible Values | Size |<text:line-break/>:: | :: | :: |<text:line-break/><text:span text:style-name="Source_Text">bool</text:span> | <text:span text:style-name="Source_Text">true</text:span>, <text:span text:style-name="Source_Text">false</text:span> | 8-bit |</text:p>
      <text:h text:style-name="Heading_20_3" text:outline-level="3"><text:bookmark-start text:name="character"/>Character<text:bookmark-end text:name="character"/></text:h>
      <text:p text:style-name="First_20_paragraph">Type | Range | Size |<text:line-break/>:: | :: | :: |<text:line-break/><text:span text:style-name="Source_Text">char</text:span> | U+0000 to U+ffff | Unicode 16-bit character |</text:p>
      <text:h text:style-name="Heading_20_2" text:outline-level="2"><text:bookmark-start text:name="literals"/>Literals<text:bookmark-end text:name="literals"/></text:h>
      <text:p text:style-name="First_20_paragraph">Name | Corresponding datatype | Examples |<text:line-break/>:: | :: | :: |<text:line-break/>Integer Literal | <text:span text:style-name="Source_Text">int</text:span> | <text:span text:style-name="Source_Text">40</text:span>, <text:span text:style-name="Source_Text">-39</text:span>, <text:span text:style-name="Source_Text">291838</text:span>, <text:span text:style-name="Source_Text">0</text:span>, … |<text:line-break/>Float Literal | <text:span text:style-name="Source_Text">float</text:span> | <text:span text:style-name="Source_Text">3.5F</text:span>, <text:span text:style-name="Source_Text">-43.5f</text:span>, <text:span text:style-name="Source_Text">309430.70006F</text:span>, … |<text:line-break/>Double Literal | <text:span text:style-name="Source_Text">double</text:span> | <text:span text:style-name="Source_Text">28.98</text:span>, <text:span text:style-name="Source_Text">239.0</text:span>, <text:span text:style-name="Source_Text">-391.089</text:span>, <text:span text:style-name="Source_Text">0.0</text:span>, … |<text:line-break/>Decimal Literal | <text:span text:style-name="Source_Text">decimal</text:span> | <text:span text:style-name="Source_Text">8.95m</text:span>, <text:span text:style-name="Source_Text">3283.9M</text:span>, <text:span text:style-name="Source_Text">-30m</text:span>, … |<text:line-break/>Boolean Literal | <text:span text:style-name="Source_Text">bool</text:span> | <text:span text:style-name="Source_Text">true</text:span>, <text:span text:style-name="Source_Text">false</text:span> |<text:line-break/>Character Literal | <text:span text:style-name="Source_Text">char</text:span> | <text:span text:style-name="Source_Text">'Y'</text:span>, <text:span text:style-name="Source_Text">'a'</text:span>, <text:span text:style-name="Source_Text">'0'</text:span>, <text:span text:style-name="Source_Text">'\n'</text:span>, <text:span text:style-name="Source_Text">'\x0058'</text:span>, <text:span text:style-name="Source_Text">'\u0058'</text:span>, … |</text:p>
      <text:h text:style-name="Heading_20_2" text:outline-level="2"><text:bookmark-start text:name="compatibility"/>Compatibility<text:bookmark-end text:name="compatibility"/></text:h>
      <text:p text:style-name="First_20_paragraph">This table is to be read as</text:p>
      <text:p text:style-name="P1"><draw:frame draw:style-name="fr1" text:anchor-type="as-char"><draw:object xlink:href="Formula-0/" xlink:type="simple" xlink:show="embed" xlink:actuate="onLoad"/></draw:frame> means that those values or variables from the datatypes in the row and column can be “operated together” (meaning, you can for instance multiply them), ✘ means that those values or variables from the datatypes in the row and column can<text:span text:style-name="T1">not</text:span> be “operated together” (meaning, you can<text:span text:style-name="T1">not</text:span> for instance multiply them).</text:p>
      <text:p text:style-name="First_20_paragraph">| <text:span text:style-name="T2">Integer Literal</text:span> | <text:span text:style-name="T2">Float Literal</text:span> | <text:span text:style-name="T2">Double Literal</text:span> | <text:span text:style-name="T2">Decimal Literal</text:span> |<text:line-break/>: | :: | :: | :: | :: |<text:line-break/><text:span text:style-name="Source_Text">int</text:span> | <draw:frame draw:style-name="fr1" text:anchor-type="as-char"><draw:object xlink:href="Formula-2/" xlink:type="simple" xlink:show="embed" xlink:actuate="onLoad"/></draw:frame> | ✘ | ✘ | ✘ |<text:line-break/><text:span text:style-name="Source_Text">float</text:span> | <draw:frame draw:style-name="fr1" text:anchor-type="as-char"><draw:object xlink:href="Formula-4/" xlink:type="simple" xlink:show="embed" xlink:actuate="onLoad"/></draw:frame> | <draw:frame draw:style-name="fr1" text:anchor-type="as-char"><draw:object xlink:href="Formula-6/" xlink:type="simple" xlink:show="embed" xlink:actuate="onLoad"/></draw:frame> | ✘ | ✘ |<text:line-break/><text:span text:style-name="Source_Text">double</text:span> | <draw:frame draw:style-name="fr1" text:anchor-type="as-char"><draw:object xlink:href="Formula-8/" xlink:type="simple" xlink:show="embed" xlink:actuate="onLoad"/></draw:frame> | <draw:frame draw:style-name="fr1" text:anchor-type="as-char"><draw:object xlink:href="Formula-10/" xlink:type="simple" xlink:show="embed" xlink:actuate="onLoad"/></draw:frame> | <draw:frame draw:style-name="fr1" text:anchor-type="as-char"><draw:object xlink:href="Formula-12/" xlink:type="simple" xlink:show="embed" xlink:actuate="onLoad"/></draw:frame> | ✘ |<text:line-break/><text:span text:style-name="Source_Text">decimal</text:span> | <draw:frame draw:style-name="fr1" text:anchor-type="as-char"><draw:object xlink:href="Formula-14/" xlink:type="simple" xlink:show="embed" xlink:actuate="onLoad"/></draw:frame> | ✘ | ✘ | <draw:frame draw:style-name="fr1" text:anchor-type="as-char"><draw:object xlink:href="Formula-16/" xlink:type="simple" xlink:show="embed" xlink:actuate="onLoad"/></draw:frame> |</text:p>
      <text:h text:style-name="Heading_20_2" text:outline-level="2"><text:bookmark-start text:name="result-type-of-operations"/>Result Type of Operations<text:bookmark-end text:name="result-type-of-operations"/></text:h>
      <text:p text:style-name="First_20_paragraph">This table is to be read as</text:p>
      <text:p text:style-name="P2">Values or variables from the datatypes in the row and column can be “operated together” and will produce the datatype indicated in the cell, or cannot be “operated together” if the value in the cell is “illegal”.s</text:p>
      <text:p text:style-name="First_20_paragraph">          | <text:span text:style-name="Source_Text">int</text:span> | <text:span text:style-name="Source_Text">float</text:span> | <text:span text:style-name="Source_Text">double</text:span> | <text:span text:style-name="Source_Text">decimal</text:span> |<text:line-break/>: | :: | :: | :: | :: |<text:line-break/><text:span text:style-name="Source_Text">int</text:span> | <text:span text:style-name="Source_Text">int</text:span> | <text:span text:style-name="Source_Text">float</text:span> | <text:span text:style-name="Source_Text">double</text:span> | <text:span text:style-name="Source_Text">decimal</text:span> |<text:line-break/><text:span text:style-name="Source_Text">float</text:span> | <text:span text:style-name="Source_Text">float</text:span> | <text:span text:style-name="Source_Text">float</text:span> | <text:span text:style-name="Source_Text">double</text:span> | illegal |<text:line-break/><text:span text:style-name="Source_Text">double</text:span> | <text:span text:style-name="Source_Text">double</text:span> | <text:span text:style-name="Source_Text">double</text:span> | <text:span text:style-name="Source_Text">double</text:span> | illegal |<text:line-break/><text:span text:style-name="Source_Text">decimal</text:span> | <text:span text:style-name="Source_Text">decimal</text:span> | illegal | illegal | <text:span text:style-name="Source_Text">decimal</text:span> |</text:p>
      <text:h text:style-name="Heading_20_2" text:outline-level="2"><text:bookmark-start text:name="references"/>References<text:bookmark-end text:name="references"/></text:h>
      <text:list text:style-name="L1">
        <text:list-item>
          <text:p text:style-name="P3"><text:a xlink:type="simple" xlink:href="https://docs.microsoft.com/en-us/dotnet/csharp/tour-of-csharp/types-and-variables" office:name=""><text:span text:style-name="Definition">https://docs.microsoft.com/en-us/dotnet/csharp/tour-of-csharp/types-and-variables</text:span></text:a></text:p>
        </text:list-item>
        <text:list-item>
          <text:p text:style-name="P3"><text:a xlink:type="simple" xlink:href="https://docs.microsoft.com/en-us/dotnet/csharp/language-reference/keywords/integral-types-table" office:name=""><text:span text:style-name="Definition">https://docs.microsoft.com/en-us/dotnet/csharp/language-reference/keywords/integral-types-table</text:span></text:a></text:p>
        </text:list-item>
        <text:list-item>
          <text:p text:style-name="P3"><text:a xlink:type="simple" xlink:href="https://docs.microsoft.com/en-us/dotnet/csharp/language-reference/keywords/floating-point-types-table" office:name=""><text:span text:style-name="Definition">https://docs.microsoft.com/en-us/dotnet/csharp/language-reference/keywords/floating-point-types-table</text:span></text:a></text:p>
        </text:list-item>
        <text:list-item>
          <text:p text:style-name="P3"><text:a xlink:type="simple" xlink:href="https://docs.microsoft.com/en-us/dotnet/csharp/language-reference/keywords/value-types-table" office:name=""><text:span text:style-name="Definition">https://docs.microsoft.com/en-us/dotnet/csharp/language-reference/keywords/value-types-table</text:span></text:a></text:p>
        </text:list-item>
        <text:list-item>
          <text:p text:style-name="P3"><text:a xlink:type="simple" xlink:href="https://docs.microsoft.com/en-us/dotnet/csharp/language-reference/keywords/implicit-numeric-conversions-table" office:name=""><text:span text:style-name="Definition">https://docs.microsoft.com/en-us/dotnet/csharp/language-reference/keywords/implicit-numeric-conversions-table</text:span></text:a></text:p>
        </text:list-item>
        <text:list-item>
          <text:p text:style-name="P3"><text:a xlink:type="simple" xlink:href="https://docs.microsoft.com/en-us/dotnet/csharp/language-reference/keywords/explicit-numeric-conversions-table" office:name=""><text:span text:style-name="Definition">https://docs.microsoft.com/en-us/dotnet/csharp/language-reference/keywords/explicit-numeric-conversions-table</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US"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none" fo:font-family="Hack" fo:font-size="10pt" fo:language="zxx"/>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
    <dc:description/>
    <dc:subject/>
    <meta:keyword/>
    <meta:initial-creator/>
    <dc:creator/>
    <meta:creation-date>2024-08-15T18:01:47Z</meta:creation-date>
    <dc:date>2024-08-15T18:01:47Z</dc:date>
  </office:meta>
</office:document-meta>
</file>

<file path=Formula-0/content.xml><?xml version="1.0" encoding="utf-8"?>
<math xmlns="http://www.w3.org/1998/Math/MathML" display="inline">
  <mi>✓</mi>
</math>
</file>

<file path=Formula-10/content.xml><?xml version="1.0" encoding="utf-8"?>
<math xmlns="http://www.w3.org/1998/Math/MathML" display="inline">
  <mi>✓</mi>
</math>
</file>

<file path=Formula-12/content.xml><?xml version="1.0" encoding="utf-8"?>
<math xmlns="http://www.w3.org/1998/Math/MathML" display="inline">
  <mi>✓</mi>
</math>
</file>

<file path=Formula-14/content.xml><?xml version="1.0" encoding="utf-8"?>
<math xmlns="http://www.w3.org/1998/Math/MathML" display="inline">
  <mi>✓</mi>
</math>
</file>

<file path=Formula-16/content.xml><?xml version="1.0" encoding="utf-8"?>
<math xmlns="http://www.w3.org/1998/Math/MathML" display="inline">
  <mi>✓</mi>
</math>
</file>

<file path=Formula-2/content.xml><?xml version="1.0" encoding="utf-8"?>
<math xmlns="http://www.w3.org/1998/Math/MathML" display="inline">
  <mi>✓</mi>
</math>
</file>

<file path=Formula-4/content.xml><?xml version="1.0" encoding="utf-8"?>
<math xmlns="http://www.w3.org/1998/Math/MathML" display="inline">
  <mi>✓</mi>
</math>
</file>

<file path=Formula-6/content.xml><?xml version="1.0" encoding="utf-8"?>
<math xmlns="http://www.w3.org/1998/Math/MathML" display="inline">
  <mi>✓</mi>
</math>
</file>

<file path=Formula-8/content.xml><?xml version="1.0" encoding="utf-8"?>
<math xmlns="http://www.w3.org/1998/Math/MathML" display="inline">
  <mi>✓</mi>
</math>
</file>